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V 1A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160-13-F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B160-13-F/B160-FDICT-ND/806561" xlink:type="simple">http://www.digikey.de/product-detail/de/diodes-incorporated/B160-13-F/B160-FDICT-ND/806561</text:a>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6K9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6K9FKED/541-16.9KLCT-ND/1183261" xlink:type="simple">http://www.digikey.de/product-detail/de/vishay-dale/CRCW040216K9FKED/541-16.9KLCT-ND/1183261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9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6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, R12,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 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H225KA88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murata-electronics-north-america/GRM31CR71H225KA88L/490-3367-1-ND/702908" xlink:type="simple">http://www.digikey.de/product-detail/de/murata-electronics-north-america/GRM31CR71H225KA88L/490-3367-1-ND/702908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6.8 n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68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yageo/CC0805KRX7R9BB682/311-1135-1-ND/303045" xlink:type="simple">http://www.digikey.de/product-detail/de/yageo/CC0805KRX7R9BB682/311-1135-1-ND/303045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1.3 p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1R3CA01D</text:p>
          </table:table-cell>
          <table:table-cell/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://www.digikey.de/product-detail/de/murata-electronics-north-america/GRM1555C1H1R3CA01D/490-5928-1-ND/3721285" xlink:type="simple">http://www.digikey.de/product-detail/de/murata-electronics-north-america/GRM1555C1H1R3CA01D/490-5928-1-ND/3721285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.8 n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82KA0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murata-electronics-north-america/GRM155R71H182KA01D/490-3246-1-ND/702787" xlink:type="simple">http://www.digikey.de/product-detail/de/murata-electronics-north-america/GRM155R71H182KA01D/490-3246-1-ND/702787</text:a>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C104KA88J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murata-electronics-north-america/GRM155R71C104KA88J/490-6328-6-ND/3846541" xlink:type="simple">http://www.digikey.de/product-detail/de/murata-electronics-north-america/GRM155R71C104KA88J/490-6328-6-ND/3846541</text:a>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47 µF</text:p>
          </table:table-cell>
          <table:table-cell office:value-type="string" calcext:value-type="string">
            <text:p>MuRata</text:p>
          </table:table-cell>
          <table:table-cell table:style-name="ce1" office:value-type="string" calcext:value-type="string">
            <text:p>GRM31CC80J476KE18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murata-electronics-north-america/GRM31CC80J476KE18L/490-8337-1-ND/4380631" xlink:type="simple">http://www.digikey.de/product-detail/de/murata-electronics-north-america/GRM31CC80J476KE18L/490-8337-1-ND/4380631</text:a>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56 µH 0.24Ω</text:p>
          </table:table-cell>
          <table:table-cell office:value-type="string" calcext:value-type="string">
            <text:p>Bourns</text:p>
          </table:table-cell>
          <table:table-cell table:style-name="ce1" office:value-type="string" calcext:value-type="string">
            <text:p>SDR0805-560K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bourns-inc/SDR0805-560KL/SDR0805-560KLCT-ND/2127173" xlink:type="simple">http://www.digikey.de/product-detail/de/bourns-inc/SDR0805-560KL/SDR0805-560KLCT-ND/2127173</text:a>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7:12:18.980738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09-03T21:50:08.746617179</dc:date>
    <meta:editing-duration>PT3H33M41S</meta:editing-duration>
    <meta:editing-cycles>11</meta:editing-cycles>
    <meta:generator>LibreOffice/5.1.4.2$Linux_X86_64 LibreOffice_project/10m0$Build-2</meta:generator>
    <meta:document-statistic meta:table-count="1" meta:cell-count="175" meta:object-count="0"/>
  </office:meta>
</office:document-meta>
</file>